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6812" officeooo:paragraph-rsid="00106812"/>
    </style:style>
    <style:style style:name="P2" style:family="paragraph" style:parent-style-name="Standard">
      <style:text-properties officeooo:rsid="0010cfba" officeooo:paragraph-rsid="0010cfba"/>
    </style:style>
    <style:style style:name="P3" style:family="paragraph" style:parent-style-name="Standard">
      <style:text-properties officeooo:rsid="0010d4be" officeooo:paragraph-rsid="0010d4be"/>
    </style:style>
    <style:style style:name="P4" style:family="paragraph" style:parent-style-name="Standard">
      <style:text-properties officeooo:rsid="0012c5ce" officeooo:paragraph-rsid="0012c5ce"/>
    </style:style>
    <style:style style:name="T1" style:family="text">
      <style:text-properties officeooo:rsid="0010cf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67:</text:p>
      <text:p text:style-name="P3">a[0]=1</text:p>
      <text:p text:style-name="P1"/>
      <text:p text:style-name="P1">6e:</text:p>
      <text:p text:style-name="P1">ebx=1</text:p>
      <text:p text:style-name="P1">esi=1</text:p>
      <text:p text:style-name="P1">76:</text:p>
      <text:p text:style-name="P1">eax=ebx+1=2</text:p>
      <text:p text:style-name="P1">eax*=<text:span text:style-name="T1">a[0], eax*=1, eax=2</text:span></text:p>
      <text:p text:style-name="P2">if(eax==a[1]) <text:s text:c="2"/>do not explod , a[1]=2</text:p>
      <text:p text:style-name="P3">ebx++, ebx=2</text:p>
      <text:p text:style-name="P3">76:</text:p>
      <text:p text:style-name="P3">eax=ebx+1=3</text:p>
      <text:p text:style-name="P3">eax*=a[1], eax*=2, eax=6</text:p>
      <text:p text:style-name="P3">if(eax==a[2]) do not explod ,a[2]=6</text:p>
      <text:p text:style-name="P3">ebx=3</text:p>
      <text:p text:style-name="P3">76:</text:p>
      <text:p text:style-name="P3">eax=ebx+1=4</text:p>
      <text:p text:style-name="P3">eax*=a[2], eax*=6, eax=24</text:p>
      <text:p text:style-name="P3">if(eax==a[3]) do not explod, a[3] =24</text:p>
      <text:p text:style-name="P3">ebx=4</text:p>
      <text:p text:style-name="P3">76:</text:p>
      <text:p text:style-name="P3">eax=ebx+1=5</text:p>
      <text:p text:style-name="P3">eax*=a[3], eax*=24, eax=120</text:p>
      <text:p text:style-name="P3">a[4]=120</text:p>
      <text:p text:style-name="P3">ebx=5</text:p>
      <text:p text:style-name="P3">76:</text:p>
      <text:p text:style-name="P3">eax=ebx+1=6</text:p>
      <text:p text:style-name="P3">eax*=a[4], eax*=120, eax=720</text:p>
      <text:p text:style-name="P3">a[5]=720</text:p>
      <text:p text:style-name="P3">ebx=6</text:p>
      <text:p text:style-name="P3"/>
      <text:p text:style-name="P4">a[6] <text:s text:c="2"/>1, 2, 6, 24, 120, 720</text:p>
      <text:p text:style-name="P4"/>
      <text:p text:style-name="P4"/>
      <text:p text:style-name="P4">chenzhongyu@ubuntu:~/Desktop$ cd lab2/</text:p>
      <text:p text:style-name="P4">chenzhongyu@ubuntu:~/Desktop/lab2$ ls</text:p>
      <text:p text:style-name="P4">bomb <text:s text:c="14"/>Lab2.pptx</text:p>
      <text:p text:style-name="P4">bomb.txt <text:s text:c="10"/>新建文本文档.txt</text:p>
      <text:p text:style-name="P4">gdbnotes-ia32.pdf</text:p>
      <text:p text:style-name="P4">chenzhongyu@ubuntu:~/Desktop/lab2$ gdb bomb</text:p>
      <text:p text:style-name="P4">GNU gdb (Ubuntu 7.7.1-0ubuntu5~14.04.2) 7.7.1</text:p>
      <text:p text:style-name="P4">Copyright (C) 2014 Free Software Foundation, Inc.</text:p>
      <text:p text:style-name="P4">License GPLv3+: GNU GPL version 3 or later &lt;http://gnu.org/licenses/gpl.html&gt;</text:p>
      <text:p text:style-name="P4">This is free software: you are free to change and redistribute it.</text:p>
      <text:p text:style-name="P4">There is NO WARRANTY, to the extent permitted by law. <text:s/>Type "show copying"</text:p>
      <text:p text:style-name="P4">and "show warranty" for details.</text:p>
      <text:p text:style-name="P4">This GDB was configured as "i686-linux-gnu".</text:p>
      <text:p text:style-name="P4">Type "show configuration" for configuration details.</text:p>
      <text:p text:style-name="P4"><text:soft-page-break/>---Type &lt;return&gt; to continue, or q &lt;return&gt; to quit---</text:p>
      <text:p text:style-name="P4">For bug reporting instructions, please see:</text:p>
      <text:p text:style-name="P4">&lt;http://www.gnu.org/software/gdb/bugs/&gt;.</text:p>
      <text:p text:style-name="P4">Find the GDB manual and other documentation resources online at:</text:p>
      <text:p text:style-name="P4">&lt;http://www.gnu.org/software/gdb/documentation/&gt;.</text:p>
      <text:p text:style-name="P4">For help, type "help".</text:p>
      <text:p text:style-name="P4">Type "apropos word" to search for commands related to "word"...</text:p>
      <text:p text:style-name="P4">Reading symbols from bomb...done.</text:p>
      <text:p text:style-name="P4">(gdb) b phase_1</text:p>
      <text:p text:style-name="P4">Breakpoint 1 at 0x8048b26</text:p>
      <text:p text:style-name="P4">(gdb) print (char *) $eax</text:p>
      <text:p text:style-name="P4">No registers.</text:p>
      <text:p text:style-name="P4">(gdb) print (char *) $0x80497c0</text:p>
      <text:p text:style-name="P4">Invalid cast.</text:p>
      <text:p text:style-name="P4">(gdb) print (char *) 0x80497c0</text:p>
      <text:p text:style-name="P4">$1 = 0x80497c0 "Public speaking is very easy."</text:p>
      <text:p text:style-name="P4">(gdb) r</text:p>
      <text:p text:style-name="P4">Starting program: /home/chenzhongyu/Desktop/lab2/bomb </text:p>
      <text:p text:style-name="P4">Welcome to my fiendish little bomb. You have 6 phases with</text:p>
      <text:p text:style-name="P4">which to blow yourself up. Have a nice day!</text:p>
      <text:p text:style-name="P4">Public speaking is very easy.</text:p>
      <text:p text:style-name="P4"></text:p>
      <text:p text:style-name="P4">Breakpoint 1, 0x08048b26 in phase_1 ()</text:p>
      <text:p text:style-name="P4">(gdb) delete</text:p>
      <text:p text:style-name="P4">Delete all breakpoints? (y or n) y</text:p>
      <text:p text:style-name="P4">(gdb) r</text:p>
      <text:p text:style-name="P4">The program being debugged has been started already.</text:p>
      <text:p text:style-name="P4">Start it from the beginning? (y or n) n</text:p>
      <text:p text:style-name="P4">Program not restarted.</text:p>
      <text:p text:style-name="P4">(gdb) continue</text:p>
      <text:p text:style-name="P4">Continuing.</text:p>
      <text:p text:style-name="P4">Phase 1 defused. How about the next one?</text:p>
      <text:p text:style-name="P4">^C</text:p>
      <text:p text:style-name="P4">Program received signal SIGINT, Interrupt.</text:p>
      <text:p text:style-name="P4">0xb7fdccf9 in ?? ()</text:p>
      <text:p text:style-name="P4">(gdb) delete</text:p>
      <text:p text:style-name="P4">(gdb) delete</text:p>
      <text:p text:style-name="P4">(gdb) disas</text:p>
      <text:p text:style-name="P4">No function contains program counter for selected frame.</text:p>
      <text:p text:style-name="P4">(gdb) b phase_2</text:p>
      <text:p text:style-name="P4">Breakpoint 2 at 0x8048b50</text:p>
      <text:p text:style-name="P4">(gdb) r</text:p>
      <text:p text:style-name="P4">The program being debugged has been started already.</text:p>
      <text:p text:style-name="P4">Start it from the beginning? (y or n) n</text:p>
      <text:p text:style-name="P4">Program not restarted.</text:p>
      <text:p text:style-name="P4">(gdb) continue</text:p>
      <text:p text:style-name="P4">Continuing.</text:p>
      <text:p text:style-name="P4">1 2 3 4 5 6</text:p>
      <text:p text:style-name="P4"></text:p>
      <text:p text:style-name="P4"><text:soft-page-break/>Breakpoint 2, 0x08048b50 in phase_2 ()</text:p>
      <text:p text:style-name="P4">(gdb) disas</text:p>
      <text:p text:style-name="P4">Dump of assembler code for function phase_2:</text:p>
      <text:p text:style-name="P4"><text:s text:c="3"/>0x08048b48 &lt;+0&gt;:<text:tab/>push <text:s text:c="2"/>%ebp</text:p>
      <text:p text:style-name="P4"><text:s text:c="3"/>0x08048b49 &lt;+1&gt;:<text:tab/>mov <text:s text:c="3"/>%esp,%ebp</text:p>
      <text:p text:style-name="P4"><text:s text:c="3"/>0x08048b4b &lt;+3&gt;:<text:tab/>sub <text:s text:c="3"/>$0x20,%esp</text:p>
      <text:p text:style-name="P4"><text:s text:c="3"/>0x08048b4e &lt;+6&gt;:<text:tab/>push <text:s text:c="2"/>%esi</text:p>
      <text:p text:style-name="P4"><text:s text:c="3"/>0x08048b4f &lt;+7&gt;:<text:tab/>push <text:s text:c="2"/>%ebx</text:p>
      <text:p text:style-name="P4">=&gt; 0x08048b50 &lt;+8&gt;:<text:tab/>mov <text:s text:c="3"/>0x8(%ebp),%edx</text:p>
      <text:p text:style-name="P4"><text:s text:c="3"/>0x08048b53 &lt;+11&gt;:<text:tab/>add <text:s text:c="3"/>$0xfffffff8,%esp</text:p>
      <text:p text:style-name="P4"><text:s text:c="3"/>0x08048b56 &lt;+14&gt;:<text:tab/>lea <text:s text:c="3"/>-0x18(%ebp),%eax</text:p>
      <text:p text:style-name="P4"><text:s text:c="3"/>0x08048b59 &lt;+17&gt;:<text:tab/>push <text:s text:c="2"/>%eax</text:p>
      <text:p text:style-name="P4"><text:s text:c="3"/>0x08048b5a &lt;+18&gt;:<text:tab/>push <text:s text:c="2"/>%edx</text:p>
      <text:p text:style-name="P4">&gt; to quit---stepi</text:p>
      <text:p text:style-name="P4"><text:s text:c="3"/>0x08048b5b &lt;+19&gt;:<text:tab/>call <text:s text:c="2"/>0x8048fd8 &lt;read_six_numbers&gt;</text:p>
      <text:p text:style-name="P4"><text:s text:c="3"/>0x08048b60 &lt;+24&gt;:<text:tab/>add <text:s text:c="3"/>$0x10,%esp</text:p>
      <text:p text:style-name="P4"><text:s text:c="3"/>0x08048b63 &lt;+27&gt;:<text:tab/>cmpl <text:s text:c="2"/>$0x1,-0x18(%ebp)</text:p>
      <text:p text:style-name="P4"><text:s text:c="3"/>0x08048b67 &lt;+31&gt;:<text:tab/>je <text:s text:c="4"/>0x8048b6e &lt;phase_2+38&gt;</text:p>
      <text:p text:style-name="P4"><text:s text:c="3"/>0x08048b69 &lt;+33&gt;:<text:tab/>call <text:s text:c="2"/>0x80494fc &lt;explode_bomb&gt;</text:p>
      <text:p text:style-name="P4"><text:s text:c="3"/>0x08048b6e &lt;+38&gt;:<text:tab/>mov <text:s text:c="3"/>$0x1,%ebx</text:p>
      <text:p text:style-name="P4"><text:s text:c="3"/>0x08048b73 &lt;+43&gt;:<text:tab/>lea <text:s text:c="3"/>-0x18(%ebp),%esi</text:p>
      <text:p text:style-name="P4"><text:s text:c="3"/>0x08048b76 &lt;+46&gt;:<text:tab/>lea <text:s text:c="3"/>0x1(%ebx),%eax</text:p>
      <text:p text:style-name="P4">&gt; to quit---return&gt;:<text:tab/>imul <text:s text:c="2"/>-0x4(%esi,%---Type &lt;return&gt; to continue, or q &lt;return&gt;</text:p>
      <text:p text:style-name="P4">ebx,4),%eax</text:p>
      <text:p text:style-name="P4"><text:s text:c="3"/>0x08048b7e &lt;+54&gt;:<text:tab/>cmp <text:s text:c="3"/>%eax,(%esi,%ebx,4)</text:p>
      <text:p text:style-name="P4"><text:s text:c="3"/>0x08048b81 &lt;+57&gt;:<text:tab/>je <text:s text:c="4"/>0x8048b88 &lt;phase_2+64&gt;</text:p>
      <text:p text:style-name="P4"><text:s text:c="3"/>0x08048b83 &lt;+59&gt;:<text:tab/>call <text:s text:c="2"/>0x80494fc &lt;explode_bomb&gt;</text:p>
      <text:p text:style-name="P4"><text:s text:c="3"/>0x08048b88 &lt;+64&gt;:<text:tab/>inc <text:s text:c="3"/>%ebx</text:p>
      <text:p text:style-name="P4"><text:s text:c="3"/>0x08048b89 &lt;+65&gt;:<text:tab/>cmp <text:s text:c="3"/>$0x5,%ebx</text:p>
      <text:p text:style-name="P4"><text:s text:c="3"/>0x08048b8c &lt;+68&gt;:<text:tab/>jle <text:s text:c="3"/>0x8048b76 &lt;phase_2+46&gt;</text:p>
      <text:p text:style-name="P4"><text:s text:c="3"/>0x08048b8e &lt;+70&gt;:<text:tab/>lea <text:s text:c="3"/>-0x28(%ebp),%esp</text:p>
      <text:p text:style-name="P4"><text:s text:c="3"/>0x08048b91 &lt;+73&gt;:<text:tab/>pop <text:s text:c="3"/>%ebx</text:p>
      <text:p text:style-name="P4"><text:s text:c="3"/>0x08048b92 &lt;+74&gt;:<text:tab/>pop <text:s text:c="3"/>%esi</text:p>
      <text:p text:style-name="P4">&gt; to quit---returno continue, or q &lt;return&gt;</text:p>
      <text:p text:style-name="P4"><text:s text:c="3"/>0x08048b93 &lt;+75&gt;:<text:tab/>mov <text:s text:c="3"/>%ebp,%esp</text:p>
      <text:p text:style-name="P4"><text:s text:c="3"/>0x08048b95 &lt;+77&gt;:<text:tab/>pop <text:s text:c="3"/>%ebp</text:p>
      <text:p text:style-name="P4"><text:s text:c="3"/>0x08048b96 &lt;+78&gt;:<text:tab/>ret <text:s text:c="3"/></text:p>
      <text:p text:style-name="P4">End of assembler dump.</text:p>
      <text:p text:style-name="P4">(gdb) disas</text:p>
      <text:p text:style-name="P4">Dump of assembler code for function phase_2:</text:p>
      <text:p text:style-name="P4"><text:s text:c="3"/>0x08048b48 &lt;+0&gt;:<text:tab/>push <text:s text:c="2"/>%ebp</text:p>
      <text:p text:style-name="P4"><text:s text:c="3"/>0x08048b49 &lt;+1&gt;:<text:tab/>mov <text:s text:c="3"/>%esp,%ebp</text:p>
      <text:p text:style-name="P4"><text:s text:c="3"/>0x08048b4b &lt;+3&gt;:<text:tab/>sub <text:s text:c="3"/>$0x20,%esp</text:p>
      <text:p text:style-name="P4"><text:s text:c="3"/>0x08048b4e &lt;+6&gt;:<text:tab/>push <text:s text:c="2"/>%esi</text:p>
      <text:p text:style-name="P4"><text:s text:c="3"/>0x08048b4f &lt;+7&gt;:<text:tab/>push <text:s text:c="2"/>%ebx</text:p>
      <text:p text:style-name="P4">=&gt; 0x08048b50 &lt;+8&gt;:<text:tab/>mov <text:s text:c="3"/>0x8(%ebp),%edx</text:p>
      <text:p text:style-name="P4"><text:s text:c="3"/>0x08048b53 &lt;+11&gt;:<text:tab/>add <text:s text:c="3"/>$0xfffffff8,%esp</text:p>
      <text:p text:style-name="P4"><text:s text:c="3"/>0x08048b56 &lt;+14&gt;:<text:tab/>lea <text:s text:c="3"/>-0x18(%ebp),%eax</text:p>
      <text:p text:style-name="P4"><text:s text:c="3"/>0x08048b59 &lt;+17&gt;:<text:tab/>push <text:s text:c="2"/>%eax</text:p>
      <text:p text:style-name="P4"><text:soft-page-break/><text:s text:c="3"/>0x08048b5a &lt;+18&gt;:<text:tab/>push <text:s text:c="2"/>%edx</text:p>
      <text:p text:style-name="P4">&gt; to quit---urn&gt; to continue, or q &lt;return&gt;</text:p>
      <text:p text:style-name="P4"><text:s text:c="3"/>0x08048b5b &lt;+19&gt;:<text:tab/>call <text:s text:c="2"/>0x8048fd8 &lt;read_six_numbers&gt;</text:p>
      <text:p text:style-name="P4"><text:s text:c="3"/>0x08048b60 &lt;+24&gt;:<text:tab/>add <text:s text:c="3"/>$0x10,%esp</text:p>
      <text:p text:style-name="P4"><text:s text:c="3"/>0x08048b63 &lt;+27&gt;:<text:tab/>cmpl <text:s text:c="2"/>$0x1,-0x18(%ebp)</text:p>
      <text:p text:style-name="P4"><text:s text:c="3"/>0x08048b67 &lt;+31&gt;:<text:tab/>je <text:s text:c="4"/>0x8048b6e &lt;phase_2+38&gt;</text:p>
      <text:p text:style-name="P4"><text:s text:c="3"/>0x08048b69 &lt;+33&gt;:<text:tab/>call <text:s text:c="2"/>0x80494fc &lt;explode_bomb&gt;</text:p>
      <text:p text:style-name="P4"><text:s text:c="3"/>0x08048b6e &lt;+38&gt;:<text:tab/>mov <text:s text:c="3"/>$0x1,%ebx</text:p>
      <text:p text:style-name="P4"><text:s text:c="3"/>0x08048b73 &lt;+43&gt;:<text:tab/>lea <text:s text:c="3"/>-0x18(%ebp),%esi</text:p>
      <text:p text:style-name="P4"><text:s text:c="3"/>0x08048b76 &lt;+46&gt;:<text:tab/>lea <text:s text:c="3"/>0x1(%ebx),%eax</text:p>
      <text:p text:style-name="P4">&gt; to quit---9 &lt;+49&gt;:<text:tab/>imul <text:s text:c="2"/>-0x4(%esi,%---Type &lt;return&gt; to continue, or q &lt;return&gt;</text:p>
      <text:p text:style-name="P4">ebx,4),%eax</text:p>
      <text:p text:style-name="P4"><text:s text:c="3"/>0x08048b7e &lt;+54&gt;:<text:tab/>cmp <text:s text:c="3"/>%eax,(%esi,%ebx,4)</text:p>
      <text:p text:style-name="P4"><text:s text:c="3"/>0x08048b81 &lt;+57&gt;:<text:tab/>je <text:s text:c="4"/>0x8048b88 &lt;phase_2+64&gt;</text:p>
      <text:p text:style-name="P4"><text:s text:c="3"/>0x08048b83 &lt;+59&gt;:<text:tab/>call <text:s text:c="2"/>0x80494fc &lt;explode_bomb&gt;</text:p>
      <text:p text:style-name="P4"><text:s text:c="3"/>0x08048b88 &lt;+64&gt;:<text:tab/>inc <text:s text:c="3"/>%ebx</text:p>
      <text:p text:style-name="P4"><text:s text:c="3"/>0x08048b89 &lt;+65&gt;:<text:tab/>cmp <text:s text:c="3"/>$0x5,%ebx</text:p>
      <text:p text:style-name="P4"><text:s text:c="3"/>0x08048b8c &lt;+68&gt;:<text:tab/>jle <text:s text:c="3"/>0x8048b76 &lt;phase_2+46&gt;</text:p>
      <text:p text:style-name="P4"><text:s text:c="3"/>0x08048b8e &lt;+70&gt;:<text:tab/>lea <text:s text:c="3"/>-0x28(%ebp),%esp</text:p>
      <text:p text:style-name="P4"><text:s text:c="3"/>0x08048b91 &lt;+73&gt;:<text:tab/>pop <text:s text:c="3"/>%ebx</text:p>
      <text:p text:style-name="P4"><text:s text:c="3"/>0x08048b92 &lt;+74&gt;:<text:tab/>pop <text:s text:c="3"/>%esi</text:p>
      <text:p text:style-name="P4">&gt; to quit---urn&gt; to continue, or q &lt;return&gt;</text:p>
      <text:p text:style-name="P4"><text:s text:c="3"/>0x08048b93 &lt;+75&gt;:<text:tab/>mov <text:s text:c="3"/>%ebp,%esp</text:p>
      <text:p text:style-name="P4"><text:s text:c="3"/>0x08048b95 &lt;+77&gt;:<text:tab/>pop <text:s text:c="3"/>%ebp</text:p>
      <text:p text:style-name="P4"><text:s text:c="3"/>0x08048b96 &lt;+78&gt;:<text:tab/>ret <text:s text:c="3"/></text:p>
      <text:p text:style-name="P4">End of assembler dump.</text:p>
      <text:p text:style-name="P4">(gdb) print *(int *) ($ebp-0x18)</text:p>
      <text:p text:style-name="P4">$2 = 134526592</text:p>
      <text:p text:style-name="P4">(gdb) print *(int *) $ebp-0x18</text:p>
      <text:p text:style-name="P4">$3 = -1073745680</text:p>
      <text:p text:style-name="P4">(gdb) nexti</text:p>
      <text:p text:style-name="P4">0x08048b53 in phase_2 ()</text:p>
      <text:p text:style-name="P4">(gdb) nexti</text:p>
      <text:p text:style-name="P4">0x08048b56 in phase_2 ()</text:p>
      <text:p text:style-name="P4">(gdb) nexti</text:p>
      <text:p text:style-name="P4">0x08048b59 in phase_2 ()</text:p>
      <text:p text:style-name="P4">(gdb) nexti 4</text:p>
      <text:p text:style-name="P4">0x08048b63 in phase_2 ()</text:p>
      <text:p text:style-name="P4">(gdb) disas</text:p>
      <text:p text:style-name="P4">Dump of assembler code for function phase_2:</text:p>
      <text:p text:style-name="P4"><text:s text:c="3"/>0x08048b48 &lt;+0&gt;:<text:tab/>push <text:s text:c="2"/>%ebp</text:p>
      <text:p text:style-name="P4"><text:s text:c="3"/>0x08048b49 &lt;+1&gt;:<text:tab/>mov <text:s text:c="3"/>%esp,%ebp</text:p>
      <text:p text:style-name="P4"><text:s text:c="3"/>0x08048b4b &lt;+3&gt;:<text:tab/>sub <text:s text:c="3"/>$0x20,%esp</text:p>
      <text:p text:style-name="P4"><text:s text:c="3"/>0x08048b4e &lt;+6&gt;:<text:tab/>push <text:s text:c="2"/>%esi</text:p>
      <text:p text:style-name="P4"><text:s text:c="3"/>0x08048b4f &lt;+7&gt;:<text:tab/>push <text:s text:c="2"/>%ebx</text:p>
      <text:p text:style-name="P4"><text:s text:c="3"/>0x08048b50 &lt;+8&gt;:<text:tab/>mov <text:s text:c="3"/>0x8(%ebp),%edx</text:p>
      <text:p text:style-name="P4"><text:s text:c="3"/>0x08048b53 &lt;+11&gt;:<text:tab/>add <text:s text:c="3"/>$0xfffffff8,%esp</text:p>
      <text:p text:style-name="P4"><text:s text:c="3"/>0x08048b56 &lt;+14&gt;:<text:tab/>lea <text:s text:c="3"/>-0x18(%ebp),%eax</text:p>
      <text:p text:style-name="P4"><text:s text:c="3"/>0x08048b59 &lt;+17&gt;:<text:tab/>push <text:s text:c="2"/>%eax</text:p>
      <text:p text:style-name="P4"><text:soft-page-break/><text:s text:c="3"/>0x08048b5a &lt;+18&gt;:<text:tab/>push <text:s text:c="2"/>%edx</text:p>
      <text:p text:style-name="P4">&gt; to quit---urn&gt; to continue, or q &lt;return&gt;</text:p>
      <text:p text:style-name="P4"><text:s text:c="3"/>0x08048b5b &lt;+19&gt;:<text:tab/>call <text:s text:c="2"/>0x8048fd8 &lt;read_six_numbers&gt;</text:p>
      <text:p text:style-name="P4"><text:s text:c="3"/>0x08048b60 &lt;+24&gt;:<text:tab/>add <text:s text:c="3"/>$0x10,%esp</text:p>
      <text:p text:style-name="P4">=&gt; 0x08048b63 &lt;+27&gt;:<text:tab/>cmpl <text:s text:c="2"/>$0x1,-0x18(%ebp)</text:p>
      <text:p text:style-name="P4"><text:s text:c="3"/>0x08048b67 &lt;+31&gt;:<text:tab/>je <text:s text:c="4"/>0x8048b6e &lt;phase_2+38&gt;</text:p>
      <text:p text:style-name="P4"><text:s text:c="3"/>0x08048b69 &lt;+33&gt;:<text:tab/>call <text:s text:c="2"/>0x80494fc &lt;explode_bomb&gt;</text:p>
      <text:p text:style-name="P4"><text:s text:c="3"/>0x08048b6e &lt;+38&gt;:<text:tab/>mov <text:s text:c="3"/>$0x1,%ebx</text:p>
      <text:p text:style-name="P4"><text:s text:c="3"/>0x08048b73 &lt;+43&gt;:<text:tab/>lea <text:s text:c="3"/>-0x18(%ebp),%esi</text:p>
      <text:p text:style-name="P4"><text:s text:c="3"/>0x08048b76 &lt;+46&gt;:<text:tab/>lea <text:s text:c="3"/>0x1(%ebx),%eax</text:p>
      <text:p text:style-name="P4">&gt; to quit---9 &lt;+49&gt;:<text:tab/>imul <text:s text:c="2"/>-0x4(%esi,%---Type &lt;return&gt; to continue, or q &lt;return&gt;</text:p>
      <text:p text:style-name="P4">ebx,4),%eax</text:p>
      <text:p text:style-name="P4"><text:s text:c="3"/>0x08048b7e &lt;+54&gt;:<text:tab/>cmp <text:s text:c="3"/>%eax,(%esi,%ebx,4)</text:p>
      <text:p text:style-name="P4"><text:s text:c="3"/>0x08048b81 &lt;+57&gt;:<text:tab/>je <text:s text:c="4"/>0x8048b88 &lt;phase_2+64&gt;</text:p>
      <text:p text:style-name="P4"><text:s text:c="3"/>0x08048b83 &lt;+59&gt;:<text:tab/>call <text:s text:c="2"/>0x80494fc &lt;explode_bomb&gt;</text:p>
      <text:p text:style-name="P4"><text:s text:c="3"/>0x08048b88 &lt;+64&gt;:<text:tab/>inc <text:s text:c="3"/>%ebx</text:p>
      <text:p text:style-name="P4"><text:s text:c="3"/>0x08048b89 &lt;+65&gt;:<text:tab/>cmp <text:s text:c="3"/>$0x5,%ebx</text:p>
      <text:p text:style-name="P4"><text:s text:c="3"/>0x08048b8c &lt;+68&gt;:<text:tab/>jle <text:s text:c="3"/>0x8048b76 &lt;phase_2+46&gt;</text:p>
      <text:p text:style-name="P4"><text:s text:c="3"/>0x08048b8e &lt;+70&gt;:<text:tab/>lea <text:s text:c="3"/>-0x28(%ebp),%esp</text:p>
      <text:p text:style-name="P4"><text:s text:c="3"/>0x08048b91 &lt;+73&gt;:<text:tab/>pop <text:s text:c="3"/>%ebx</text:p>
      <text:p text:style-name="P4"><text:s text:c="3"/>0x08048b92 &lt;+74&gt;:<text:tab/>pop <text:s text:c="3"/>%esi</text:p>
      <text:p text:style-name="P4">&gt; to quit---urn&gt; to continue, or q &lt;return&gt;</text:p>
      <text:p text:style-name="P4"><text:s text:c="3"/>0x08048b93 &lt;+75&gt;:<text:tab/>mov <text:s text:c="3"/>%ebp,%esp</text:p>
      <text:p text:style-name="P4"><text:s text:c="3"/>0x08048b95 &lt;+77&gt;:<text:tab/>pop <text:s text:c="3"/>%ebp</text:p>
      <text:p text:style-name="P4"><text:s text:c="3"/>0x08048b96 &lt;+78&gt;:<text:tab/>ret <text:s text:c="3"/></text:p>
      <text:p text:style-name="P4">End of assembler dump.</text:p>
      <text:p text:style-name="P4">(gdb) printf *(int *) ($ebp-0x18)</text:p>
      <text:p text:style-name="P4">Bad format string, missing '"'.</text:p>
      <text:p text:style-name="P4">(gdb) print *(int *) ($ebp-0x18)</text:p>
      <text:p text:style-name="P4">$4 = 1</text:p>
      <text:p text:style-name="P4">(gdb) disas</text:p>
      <text:p text:style-name="P4">Dump of assembler code for function phase_2:</text:p>
      <text:p text:style-name="P4"><text:s text:c="3"/>0x08048b48 &lt;+0&gt;:<text:tab/>push <text:s text:c="2"/>%ebp</text:p>
      <text:p text:style-name="P4"><text:s text:c="3"/>0x08048b49 &lt;+1&gt;:<text:tab/>mov <text:s text:c="3"/>%esp,%ebp</text:p>
      <text:p text:style-name="P4"><text:s text:c="3"/>0x08048b4b &lt;+3&gt;:<text:tab/>sub <text:s text:c="3"/>$0x20,%esp</text:p>
      <text:p text:style-name="P4"><text:s text:c="3"/>0x08048b4e &lt;+6&gt;:<text:tab/>push <text:s text:c="2"/>%esi</text:p>
      <text:p text:style-name="P4"><text:s text:c="3"/>0x08048b4f &lt;+7&gt;:<text:tab/>push <text:s text:c="2"/>%ebx</text:p>
      <text:p text:style-name="P4"><text:s text:c="3"/>0x08048b50 &lt;+8&gt;:<text:tab/>mov <text:s text:c="3"/>0x8(%ebp),%edx</text:p>
      <text:p text:style-name="P4"><text:s text:c="3"/>0x08048b53 &lt;+11&gt;:<text:tab/>add <text:s text:c="3"/>$0xfffffff8,%esp</text:p>
      <text:p text:style-name="P4"><text:s text:c="3"/>0x08048b56 &lt;+14&gt;:<text:tab/>lea <text:s text:c="3"/>-0x18(%ebp),%eax</text:p>
      <text:p text:style-name="P4"><text:s text:c="3"/>0x08048b59 &lt;+17&gt;:<text:tab/>push <text:s text:c="2"/>%eax</text:p>
      <text:p text:style-name="P4"><text:s text:c="3"/>0x08048b5a &lt;+18&gt;:<text:tab/>push <text:s text:c="2"/>%edx</text:p>
      <text:p text:style-name="P4">&gt; to quit---urn&gt; to continue, or q &lt;return&gt;</text:p>
      <text:p text:style-name="P4"><text:s text:c="3"/>0x08048b5b &lt;+19&gt;:<text:tab/>call <text:s text:c="2"/>0x8048fd8 &lt;read_six_numbers&gt;</text:p>
      <text:p text:style-name="P4"><text:s text:c="3"/>0x08048b60 &lt;+24&gt;:<text:tab/>add <text:s text:c="3"/>$0x10,%esp</text:p>
      <text:p text:style-name="P4">=&gt; 0x08048b63 &lt;+27&gt;:<text:tab/>cmpl <text:s text:c="2"/>$0x1,-0x18(%ebp)</text:p>
      <text:p text:style-name="P4"><text:s text:c="3"/>0x08048b67 &lt;+31&gt;:<text:tab/>je <text:s text:c="4"/>0x8048b6e &lt;phase_2+38&gt;</text:p>
      <text:p text:style-name="P4"><text:s text:c="3"/>0x08048b69 &lt;+33&gt;:<text:tab/>call <text:s text:c="2"/>0x80494fc &lt;explode_bomb&gt;</text:p>
      <text:p text:style-name="P4"><text:s text:c="3"/>0x08048b6e &lt;+38&gt;:<text:tab/>mov <text:s text:c="3"/>$0x1,%ebx</text:p>
      <text:p text:style-name="P4"><text:soft-page-break/><text:s text:c="3"/>0x08048b73 &lt;+43&gt;:<text:tab/>lea <text:s text:c="3"/>-0x18(%ebp),%esi</text:p>
      <text:p text:style-name="P4"><text:s text:c="3"/>0x08048b76 &lt;+46&gt;:<text:tab/>lea <text:s text:c="3"/>0x1(%ebx),%eax</text:p>
      <text:p text:style-name="P4">&gt; to quit---9 &lt;+49&gt;:<text:tab/>imul <text:s text:c="2"/>-0x4(%esi,%---Type &lt;return&gt; to continue, or q &lt;return&gt;</text:p>
      <text:p text:style-name="P4">ebx,4),%eax</text:p>
      <text:p text:style-name="P4"><text:s text:c="3"/>0x08048b7e &lt;+54&gt;:<text:tab/>cmp <text:s text:c="3"/>%eax,(%esi,%ebx,4)</text:p>
      <text:p text:style-name="P4"><text:s text:c="3"/>0x08048b81 &lt;+57&gt;:<text:tab/>je <text:s text:c="4"/>0x8048b88 &lt;phase_2+64&gt;</text:p>
      <text:p text:style-name="P4"><text:s text:c="3"/>0x08048b83 &lt;+59&gt;:<text:tab/>call <text:s text:c="2"/>0x80494fc &lt;explode_bomb&gt;</text:p>
      <text:p text:style-name="P4"><text:s text:c="3"/>0x08048b88 &lt;+64&gt;:<text:tab/>inc <text:s text:c="3"/>%ebx</text:p>
      <text:p text:style-name="P4"><text:s text:c="3"/>0x08048b89 &lt;+65&gt;:<text:tab/>cmp <text:s text:c="3"/>$0x5,%ebx</text:p>
      <text:p text:style-name="P4"><text:s text:c="3"/>0x08048b8c &lt;+68&gt;:<text:tab/>jle <text:s text:c="3"/>0x8048b76 &lt;phase_2+46&gt;</text:p>
      <text:p text:style-name="P4"><text:s text:c="3"/>0x08048b8e &lt;+70&gt;:<text:tab/>lea <text:s text:c="3"/>-0x28(%ebp),%esp</text:p>
      <text:p text:style-name="P4"><text:s text:c="3"/>0x08048b91 &lt;+73&gt;:<text:tab/>pop <text:s text:c="3"/>%ebx</text:p>
      <text:p text:style-name="P4"><text:s text:c="3"/>0x08048b92 &lt;+74&gt;:<text:tab/>pop <text:s text:c="3"/>%esi</text:p>
      <text:p text:style-name="P4">&gt; to quit---urn&gt; to continue, or q &lt;return&gt;</text:p>
      <text:p text:style-name="P4"><text:s text:c="3"/>0x08048b93 &lt;+75&gt;:<text:tab/>mov <text:s text:c="3"/>%ebp,%esp</text:p>
      <text:p text:style-name="P4"><text:s text:c="3"/>0x08048b95 &lt;+77&gt;:<text:tab/>pop <text:s text:c="3"/>%ebp</text:p>
      <text:p text:style-name="P4"><text:s text:c="3"/>0x08048b96 &lt;+78&gt;:<text:tab/>ret <text:s text:c="3"/></text:p>
      <text:p text:style-name="P4">End of assembler dump.</text:p>
      <text:p text:style-name="P4">(gdb) nexti</text:p>
      <text:p text:style-name="P4">0x08048b67 in phase_2 ()</text:p>
      <text:p text:style-name="P4">(gdb) nexi 5</text:p>
      <text:p text:style-name="P4">Undefined command: "nexi". <text:s/>Try "help".</text:p>
      <text:p text:style-name="P4">(gdb) nexti 5</text:p>
      <text:p text:style-name="P4">0x08048b7e in phase_2 ()</text:p>
      <text:p text:style-name="P4">(gdb) disas</text:p>
      <text:p text:style-name="P4">Dump of assembler code for function phase_2:</text:p>
      <text:p text:style-name="P4"><text:s text:c="3"/>0x08048b48 &lt;+0&gt;:<text:tab/>push <text:s text:c="2"/>%ebp</text:p>
      <text:p text:style-name="P4"><text:s text:c="3"/>0x08048b49 &lt;+1&gt;:<text:tab/>mov <text:s text:c="3"/>%esp,%ebp</text:p>
      <text:p text:style-name="P4"><text:s text:c="3"/>0x08048b4b &lt;+3&gt;:<text:tab/>sub <text:s text:c="3"/>$0x20,%esp</text:p>
      <text:p text:style-name="P4"><text:s text:c="3"/>0x08048b4e &lt;+6&gt;:<text:tab/>push <text:s text:c="2"/>%esi</text:p>
      <text:p text:style-name="P4"><text:s text:c="3"/>0x08048b4f &lt;+7&gt;:<text:tab/>push <text:s text:c="2"/>%ebx</text:p>
      <text:p text:style-name="P4"><text:s text:c="3"/>0x08048b50 &lt;+8&gt;:<text:tab/>mov <text:s text:c="3"/>0x8(%ebp),%edx</text:p>
      <text:p text:style-name="P4"><text:s text:c="3"/>0x08048b53 &lt;+11&gt;:<text:tab/>add <text:s text:c="3"/>$0xfffffff8,%esp</text:p>
      <text:p text:style-name="P4"><text:s text:c="3"/>0x08048b56 &lt;+14&gt;:<text:tab/>lea <text:s text:c="3"/>-0x18(%ebp),%eax</text:p>
      <text:p text:style-name="P4"><text:s text:c="3"/>0x08048b59 &lt;+17&gt;:<text:tab/>push <text:s text:c="2"/>%eax</text:p>
      <text:p text:style-name="P4"><text:s text:c="3"/>0x08048b5a &lt;+18&gt;:<text:tab/>push <text:s text:c="2"/>%edx</text:p>
      <text:p text:style-name="P4">&gt; to quit---urn&gt; to continue, or q &lt;return&gt;</text:p>
      <text:p text:style-name="P4"><text:s text:c="3"/>0x08048b5b &lt;+19&gt;:<text:tab/>call <text:s text:c="2"/>0x8048fd8 &lt;read_six_numbers&gt;</text:p>
      <text:p text:style-name="P4"><text:s text:c="3"/>0x08048b60 &lt;+24&gt;:<text:tab/>add <text:s text:c="3"/>$0x10,%esp</text:p>
      <text:p text:style-name="P4"><text:s text:c="3"/>0x08048b63 &lt;+27&gt;:<text:tab/>cmpl <text:s text:c="2"/>$0x1,-0x18(%ebp)</text:p>
      <text:p text:style-name="P4"><text:s text:c="3"/>0x08048b67 &lt;+31&gt;:<text:tab/>je <text:s text:c="4"/>0x8048b6e &lt;phase_2+38&gt;</text:p>
      <text:p text:style-name="P4"><text:s text:c="3"/>0x08048b69 &lt;+33&gt;:<text:tab/>call <text:s text:c="2"/>0x80494fc &lt;explode_bomb&gt;</text:p>
      <text:p text:style-name="P4"><text:s text:c="3"/>0x08048b6e &lt;+38&gt;:<text:tab/>mov <text:s text:c="3"/>$0x1,%ebx</text:p>
      <text:p text:style-name="P4"><text:s text:c="3"/>0x08048b73 &lt;+43&gt;:<text:tab/>lea <text:s text:c="3"/>-0x18(%ebp),%esi</text:p>
      <text:p text:style-name="P4"><text:s text:c="3"/>0x08048b76 &lt;+46&gt;:<text:tab/>lea <text:s text:c="3"/>0x1(%ebx),%eax</text:p>
      <text:p text:style-name="P4">&gt; to quit---9 &lt;+49&gt;:<text:tab/>imul <text:s text:c="2"/>-0x4(%esi,%---Type &lt;return&gt; to continue, or q &lt;return&gt;</text:p>
      <text:p text:style-name="P4">ebx,4),%eax</text:p>
      <text:p text:style-name="P4">=&gt; 0x08048b7e &lt;+54&gt;:<text:tab/>cmp <text:s text:c="3"/>%eax,(%esi,%ebx,4)</text:p>
      <text:p text:style-name="P4"><text:s text:c="3"/>0x08048b81 &lt;+57&gt;:<text:tab/>je <text:s text:c="4"/>0x8048b88 &lt;phase_2+64&gt;</text:p>
      <text:p text:style-name="P4"><text:soft-page-break/><text:s text:c="3"/>0x08048b83 &lt;+59&gt;:<text:tab/>call <text:s text:c="2"/>0x80494fc &lt;explode_bomb&gt;</text:p>
      <text:p text:style-name="P4"><text:s text:c="3"/>0x08048b88 &lt;+64&gt;:<text:tab/>inc <text:s text:c="3"/>%ebx</text:p>
      <text:p text:style-name="P4"><text:s text:c="3"/>0x08048b89 &lt;+65&gt;:<text:tab/>cmp <text:s text:c="3"/>$0x5,%ebx</text:p>
      <text:p text:style-name="P4"><text:s text:c="3"/>0x08048b8c &lt;+68&gt;:<text:tab/>jle <text:s text:c="3"/>0x8048b76 &lt;phase_2+46&gt;</text:p>
      <text:p text:style-name="P4"><text:s text:c="3"/>0x08048b8e &lt;+70&gt;:<text:tab/>lea <text:s text:c="3"/>-0x28(%ebp),%esp</text:p>
      <text:p text:style-name="P4"><text:s text:c="3"/>0x08048b91 &lt;+73&gt;:<text:tab/>pop <text:s text:c="3"/>%ebx</text:p>
      <text:p text:style-name="P4"><text:s text:c="3"/>0x08048b92 &lt;+74&gt;:<text:tab/>pop <text:s text:c="3"/>%esi</text:p>
      <text:p text:style-name="P4">&gt; to quit---urn&gt; to continue, or q &lt;return&gt;</text:p>
      <text:p text:style-name="P4"><text:s text:c="3"/>0x08048b93 &lt;+75&gt;:<text:tab/>mov <text:s text:c="3"/>%ebp,%esp</text:p>
      <text:p text:style-name="P4"><text:s text:c="3"/>0x08048b95 &lt;+77&gt;:<text:tab/>pop <text:s text:c="3"/>%ebp</text:p>
      <text:p text:style-name="P4"><text:s text:c="3"/>0x08048b96 &lt;+78&gt;:<text:tab/>ret <text:s text:c="3"/></text:p>
      <text:p text:style-name="P4">End of assembler dump.</text:p>
      <text:p text:style-name="P4">(gdb) print *(int *) $eax</text:p>
      <text:p text:style-name="P4">Cannot access memory at address 0x2</text:p>
      <text:p text:style-name="P4">(gdb) print $eax</text:p>
      <text:p text:style-name="P4">$5 = 2</text:p>
      <text:p text:style-name="P4">(gdb) print $esi</text:p>
      <text:p text:style-name="P4">$6 = -1073745728</text:p>
      <text:p text:style-name="P4">(gdb) print *(int *) $esi+$ebx*0x4</text:p>
      <text:p text:style-name="P4">$7 = 5</text:p>
      <text:p text:style-name="P4">(gdb) print *(int *) $esi+4</text:p>
      <text:p text:style-name="P4">$8 = 5</text:p>
      <text:p text:style-name="P4">(gdb) print *(int *) $esi+8</text:p>
      <text:p text:style-name="P4">$9 = 9</text:p>
      <text:p text:style-name="P4">(gdb) print *(int *) $esi+12</text:p>
      <text:p text:style-name="P4">$10 = 13</text:p>
      <text:p text:style-name="P4">(gdb) print *(int *) $esi+16</text:p>
      <text:p text:style-name="P4">$11 = 17</text:p>
      <text:p text:style-name="P4">(gdb) print *(int *) $esi</text:p>
      <text:p text:style-name="P4">$12 = 1</text:p>
      <text:p text:style-name="P4">(gdb) continue</text:p>
      <text:p text:style-name="P4">Continuing.</text:p>
      <text:p text:style-name="P4"></text:p>
      <text:p text:style-name="P4">BOOM!!!</text:p>
      <text:p text:style-name="P4">The bomb has blown up.</text:p>
      <text:p text:style-name="P4">[Inferior 1 (process 4006) exited with code 010]</text:p>
      <text:p text:style-name="P4">(gdb) r</text:p>
      <text:p text:style-name="P4">Starting program: /home/chenzhongyu/Desktop/lab2/bomb </text:p>
      <text:p text:style-name="P4">Welcome to my fiendish little bomb. You have 6 phases with</text:p>
      <text:p text:style-name="P4">which to blow yourself up. Have a nice day!</text:p>
      <text:p text:style-name="P4">d</text:p>
      <text:p text:style-name="P4"></text:p>
      <text:p text:style-name="P4">BOOM!!!</text:p>
      <text:p text:style-name="P4">The bomb has blown up.</text:p>
      <text:p text:style-name="P4">[Inferior 1 (process 4870) exited with code 010]</text:p>
      <text:p text:style-name="P4">(gdb) b phase_2</text:p>
      <text:p text:style-name="P4">Note: breakpoint 2 also set at pc 0x8048b50.</text:p>
      <text:p text:style-name="P4">Breakpoint 3 at 0x8048b50</text:p>
      <text:p text:style-name="P4">(gdb) r</text:p>
      <text:p text:style-name="P4"><text:soft-page-break/>Starting program: /home/chenzhongyu/Desktop/lab2/bomb </text:p>
      <text:p text:style-name="P4">Welcome to my fiendish little bomb. You have 6 phases with</text:p>
      <text:p text:style-name="P4">which to blow yourself up. Have a nice day!</text:p>
      <text:p text:style-name="P4">Public speaking is very easy.</text:p>
      <text:p text:style-name="P4">Phase 1 defused. How about the next one?</text:p>
      <text:p text:style-name="P4">1 2 6 24 120 720</text:p>
      <text:p text:style-name="P4"></text:p>
      <text:p text:style-name="P4">Breakpoint 2, 0x08048b50 in phase_2 ()</text:p>
      <text:p text:style-name="P4">(gdb) continue</text:p>
      <text:p text:style-name="P4">Continuing.</text:p>
      <text:p text:style-name="P4">That's number 2. <text:s/>Keep going!</text:p>
      <text:p text:style-name="P4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20:11:20.400869420</meta:creation-date>
    <dc:date>2017-10-21T21:41:28.770679215</dc:date>
    <meta:editing-duration>PT59M36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8" meta:paragraph-count="351" meta:word-count="1504" meta:character-count="11543" meta:non-whitespace-character-count="9192"/>
  </office:meta>
</office:document-meta>
</file>